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da14b" officeooo:paragraph-rsid="000da14b" style:font-weight-asian="bold" style:font-weight-complex="bold"/>
    </style:style>
    <style:style style:name="P3" style:family="paragraph" style:parent-style-name="Preformatted_20_Text">
      <style:text-properties fo:font-weight="bold" officeooo:rsid="0013555c" officeooo:paragraph-rsid="0013555c" style:font-weight-asian="bold" style:font-weight-complex="bold"/>
    </style:style>
    <style:style style:name="P4" style:family="paragraph" style:parent-style-name="Preformatted_20_Text">
      <style:text-properties fo:font-weight="normal" officeooo:rsid="0013555c" officeooo:paragraph-rsid="0013555c" style:font-weight-asian="normal" style:font-weight-complex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051a8"/>
    </style:style>
    <style:style style:name="P7" style:family="paragraph" style:parent-style-name="Preformatted_20_Text">
      <style:text-properties fo:font-variant="normal" fo:text-transform="none" fo:color="#000000" fo:letter-spacing="normal" fo:font-style="normal" fo:font-weight="normal" officeooo:rsid="000da14b" officeooo:paragraph-rsid="000da14b" style:font-weight-asian="bold" style:font-weight-complex="bold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8db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officeooo:rsid="00158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tab/><text:tab/><text:tab/><text:tab/><text:span text:style-name="T4">Shivang Loves Graphs</text:span></text:p>
      <text:p text:style-name="Preformatted_20_Text"/>
      <text:p text:style-name="Preformatted_20_Text"/>
      <text:p text:style-name="P1">Question:</text:p>
      <text:p text:style-name="Preformatted_20_Text">There are <text:span text:style-name="T1">N </text:span>nodes in a <text:span text:style-name="T2">directed-</text:span><text:span text:style-name="T1">graph</text:span> having <text:span text:style-name="T1">E</text:span> edges.Shivang needs to find the total number of ways to reach from a node <text:span text:style-name="T1">A to node B</text:span> in <text:span text:style-name="T1">exactly K</text:span> moves.</text:p>
      <text:p text:style-name="Preformatted_20_Text">(For example-To reach node B from <text:s/>A in exactly 2 moves there has to be a node X in between them such that he can go to node X from A and then to B from X ).</text:p>
      <text:p text:style-name="Preformatted_20_Text">You are given<text:span text:style-name="T1"> Q </text:span>queries.Each query contains nodes C and D.Help Shivang to find the total number of ways to reach a node D from C in <text:span text:style-name="T1">exactly K</text:span> moves.</text:p>
      <text:p text:style-name="Preformatted_20_Text"/>
      <text:p text:style-name="Preformatted_20_Text"/>
      <text:p text:style-name="P1">Input:</text:p>
      <text:p text:style-name="Preformatted_20_Text"><text:s text:c="4"/>• First line contains K denoting the number of moves.</text:p>
      <text:p text:style-name="Preformatted_20_Text"><text:s text:c="4"/>• Next line contains N denoting the number of nodes.</text:p>
      <text:p text:style-name="Preformatted_20_Text"><text:s text:c="4"/>• Next line contains E denoting the number of edges.</text:p>
      <text:p text:style-name="Preformatted_20_Text"><text:s text:c="4"/>• E lines follows input two integer A and B denoting the source and <text:tab/>denstination node.</text:p>
      <text:p text:style-name="Preformatted_20_Text"><text:s text:c="4"/>• Next line contains Q denoting the number of Queries.</text:p>
      <text:p text:style-name="Preformatted_20_Text"><text:s text:c="4"/>• Q lines follows input two integers C and D denoting source and destination <text:tab/>node.</text:p>
      <text:p text:style-name="Preformatted_20_Text"/>
      <text:p text:style-name="Preformatted_20_Text"/>
      <text:p text:style-name="P1">Constraints:</text:p>
      <text:p text:style-name="Preformatted_20_Text"><text:s text:c="4"/>• 1&lt;=N&lt;=100</text:p>
      <text:p text:style-name="Preformatted_20_Text"><text:s text:c="4"/>• 1&lt;=K&lt;=70</text:p>
      <text:p text:style-name="Preformatted_20_Text"><text:s text:c="4"/>• 1&lt;=E&lt;=10*N</text:p>
      <text:p text:style-name="Preformatted_20_Text"><text:s text:c="4"/>• 1&lt;=Q&lt;=100000</text:p>
      <text:p text:style-name="Preformatted_20_Text"><text:s text:c="4"/>• 1&lt;=C,D&lt;=N</text:p>
      <text:p text:style-name="Preformatted_20_Text"/>
      <text:p text:style-name="Preformatted_20_Text"/>
      <text:p text:style-name="P1">Output:</text:p>
      <text:p text:style-name="Preformatted_20_Text"><text:s text:c="4"/>• For each query print a single integer P denoting no of possible ways Shivang can reach D from C.As P may be large output it in modulo 1000000007</text:p>
      <text:p text:style-name="Preformatted_20_Text"/>
      <text:p text:style-name="P2">Sample Input:</text:p>
      <text:p text:style-name="P7">2</text:p>
      <text:p text:style-name="P6">3</text:p>
      <text:p text:style-name="P6">2</text:p>
      <text:p text:style-name="P5">1 2</text:p>
      <text:p text:style-name="P5">2 3</text:p>
      <text:p text:style-name="P5">1</text:p>
      <text:p text:style-name="P8">1 3</text:p>
      <text:p text:style-name="P3">Sample Output:</text:p>
      <text:p text:style-name="P4">1</text:p>
      <text:p text:style-name="P4"/>
      <text:p text:style-name="P3">Explaination:</text:p>
      <text:p text:style-name="P3"><text:tab/><text:span text:style-name="T3">Shivang</text:span> <text:span text:style-name="T3">can reach from node 1 to node 3 in exactly 2 moves in 1 way only.</text:span></text:p>
      <text:p text:style-name="Preformatted_20_Text"/>
      <text:p text:style-name="Preformatted_20_Text"/>
      <text:p text:style-name="P1">Time Limit:1s</text:p>
      <text:p text:style-name="P1">Memory Limit:256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3:40:19.053714509</dc:date>
    <meta:editing-duration>PT7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53" meta:character-count="1307" meta:non-whitespace-character-count="1032"/>
  </office:meta>
</office:document-meta>
</file>